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90000022E5F548836.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A80000005CEE52AC41.jpg"/>
  <manifest:file-entry manifest:media-type="image/jpeg" manifest:full-path="Pictures/100000000000031A0000013F91951C55.jpg"/>
  <manifest:file-entry manifest:media-type="image/jpeg" manifest:full-path="Pictures/10000000000001BC0000022890AC34FF.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3020000012C34E9B37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8"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19" style:family="paragraph" style:parent-style-name="Standard">
      <style:text-properties style:font-name-asian="宋体1"/>
    </style:style>
    <style:style style:name="P20"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21" style:family="paragraph" style:parent-style-name="Table_20_Contents">
      <style:text-properties style:font-name="Courier New" fo:font-weight="bold" style:font-name-asian="Courier New" style:font-weight-asian="bold" style:font-weight-complex="bold"/>
    </style:style>
    <style:style style:name="P22" style:family="paragraph" style:parent-style-name="Contents_20_2">
      <style:paragraph-properties>
        <style:tab-stops>
          <style:tab-stop style:position="19.006cm" style:type="right" style:leader-style="dotted" style:leader-text="."/>
        </style:tab-stops>
      </style:paragraph-properties>
    </style:style>
    <style:style style:name="P23" style:family="paragraph" style:parent-style-name="Contents_20_1">
      <style:paragraph-properties>
        <style:tab-stops>
          <style:tab-stop style:position="19.006cm" style:type="right" style:leader-style="dotted" style:leader-text="."/>
        </style:tab-stops>
      </style:paragraph-properties>
    </style:style>
    <style:style style:name="P24" style:family="paragraph" style:parent-style-name="Contents_20_3">
      <style:paragraph-properties>
        <style:tab-stops>
          <style:tab-stop style:position="19.006cm" style:type="right" style:leader-style="dotted" style:leader-text="."/>
        </style:tab-stops>
      </style:paragraph-properties>
    </style:style>
    <style:style style:name="P25" style:family="paragraph" style:parent-style-name="Table_20_Contents">
      <style:text-properties style:font-name="Courier New" fo:font-weight="bold" style:font-name-asian="Courier New" style:font-weight-asian="bold" style:font-weight-complex="bold"/>
    </style:style>
    <style:style style:name="P26" style:family="paragraph" style:parent-style-name="Heading_20_1" style:list-style-name="WW8Num13">
      <style:paragraph-properties fo:margin-left="0.75cm" fo:margin-right="0cm" fo:text-indent="-0.75cm" style:auto-text-indent="false"/>
    </style:style>
    <style:style style:name="P2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2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3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3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3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3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6" style:family="paragraph" style:parent-style-name="Standard">
      <style:text-properties style:font-name="宋体1" fo:font-size="10.5pt" fo:font-weight="normal"/>
    </style:style>
    <style:style style:name="P3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8"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fo:font-variant="normal" fo:text-transform="none" fo:color="#000000" style:font-name="song" fo:font-size="9pt" fo:letter-spacing="normal" fo:font-style="normal" fo:font-weight="normal"/>
    </style:style>
    <style:style style:name="P41"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size-complex="10.5pt" style:font-weight-complex="normal"/>
    </style:style>
    <style:style style:name="P43"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44" style:family="paragraph" style:parent-style-name="Standard">
      <style:text-properties style:font-name="song" fo:font-size="9pt" fo:font-weight="normal" style:font-name-asian="宋体1" style:font-size-asian="10.5pt" style:font-weight-asian="normal" style:font-size-complex="10.5pt" style:font-weight-complex="normal"/>
    </style:style>
    <style:style style:name="P45" style:family="paragraph" style:parent-style-name="Standard">
      <style:paragraph-properties fo:background-color="transparent">
        <style:background-image/>
      </style:paragraph-properties>
      <style:text-properties fo:font-variant="normal" fo:text-transform="none" style:use-window-font-color="true"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46"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T1" style:family="text">
      <style:text-properties style:font-name="宋体" fo:font-size="12pt" fo:font-weight="bold" style:font-size-asian="12pt" style:font-weight-asian="bold"/>
    </style:style>
    <style:style style:name="T2" style:family="text">
      <style:text-properties fo:font-size="10.5pt"/>
    </style:style>
    <style:style style:name="T3" style:family="text">
      <style:text-properties fo:font-style="italic" style:font-style-asian="italic" style:font-style-complex="italic"/>
    </style:style>
    <style:style style:name="T4" style:family="text">
      <style:text-properties style:font-name-asian="宋体1"/>
    </style:style>
    <style:style style:name="T5" style:family="text">
      <style:text-properties style:font-name-asian="宋体1" style:font-size-complex="10.5pt"/>
    </style:style>
    <style:style style:name="T6" style:family="text">
      <style:text-properties style:font-name-asian="宋体1" style:font-size-asian="10.5pt" style:font-weight-asian="normal" style:font-size-complex="10.5pt" style:font-weight-complex="normal"/>
    </style:style>
    <style:style style:name="T7" style:family="text">
      <style:text-properties style:font-size-complex="10.5pt"/>
    </style:style>
    <style:style style:name="T8" style:family="text">
      <style:text-properties style:font-name="Times New Roman"/>
    </style:style>
    <style:style style:name="T9" style:family="text">
      <style:text-properties style:font-name="Times New Roman" fo:font-size="10.5pt"/>
    </style:style>
    <style:style style:name="T10"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1" style:family="text">
      <style:text-properties style:font-name="Times New Roman" fo:font-size="10.5pt" style:font-name-asian="宋体1" style:font-size-asian="10.5pt" style:font-weight-asian="normal" style:font-size-complex="10.5pt" style:font-weight-complex="normal"/>
    </style:style>
    <style:style style:name="T12" style:family="text">
      <style:text-properties style:font-name="Times New Roman" fo:font-size="10.5pt" fo:font-weight="bold" style:font-name-asian="宋体1" style:font-size-asian="10.5pt" style:font-weight-asian="bold" style:font-size-complex="10.5pt" style:font-weight-complex="bold"/>
    </style:style>
    <style:style style:name="T13" style:family="text">
      <style:text-properties style:font-name="Times New Roman" fo:font-size="10.5pt" fo:font-weight="bold" style:font-weight-asian="bold" style:font-weight-complex="bold"/>
    </style:style>
    <style:style style:name="T14" style:family="text">
      <style:text-properties style:font-name="Times New Roman" style:font-name-asian="宋体1" style:font-size-complex="10.5pt"/>
    </style:style>
    <style:style style:name="T15" style:family="text">
      <style:text-properties style:font-name="Times New Roman" style:font-name-asian="宋体1" style:font-size-asian="10.5pt" style:font-weight-asian="normal" style:font-size-complex="10.5pt" style:font-weight-complex="normal"/>
    </style:style>
    <style:style style:name="T16" style:family="text">
      <style:text-properties style:font-name="Times New Roman" style:font-name-complex="Courier New1"/>
    </style:style>
    <style:style style:name="T17" style:family="text">
      <style:text-properties style:font-name-complex="Courier New1"/>
    </style:style>
    <style:style style:name="T18" style:family="text">
      <style:text-properties fo:font-weight="normal"/>
    </style:style>
    <style:style style:name="T19"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21"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22" style:family="text">
      <style:text-properties style:use-window-font-color="true" style:font-name="Times New Roman" fo:font-size="10.5pt" style:font-name-asian="宋体1" style:font-size-asian="10.5pt" style:font-weight-asian="normal" style:font-size-complex="10.5pt" style:font-weight-complex="normal"/>
    </style:style>
    <style:style style:name="T23"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4" style:family="text">
      <style:text-properties style:font-size-asian="10.5pt"/>
    </style:style>
    <style:style style:name="T25" style:family="text">
      <style:text-properties style:font-weight-asian="normal"/>
    </style:style>
    <style:style style:name="T26" style:family="text">
      <style:text-properties style:font-weight-complex="normal"/>
    </style:style>
    <style:style style:name="T27" style:family="text">
      <style:text-properties style:text-underline-style="none"/>
    </style:style>
    <style:style style:name="T28" style:family="text">
      <style:text-properties fo:color="#0000ff" style:font-name="Times New Roman" fo:font-size="10.5pt"/>
    </style:style>
    <style:style style:name="T29" style:family="text">
      <style:text-properties fo:color="#0000ff" style:font-name="Times New Roman" fo:font-size="10.5pt" style:font-name-asian="宋体1" style:font-size-asian="10.5pt" style:font-weight-asian="normal" style:font-size-complex="10.5pt" style:font-weight-complex="normal"/>
    </style:style>
    <style:style style:name="T30" style:family="text">
      <style:text-properties fo:color="#0000ff" style:font-name="Times New Roman" fo:font-size="10.5pt" style:font-name-complex="Courier New1"/>
    </style:style>
    <style:style style:name="T31" style:family="text">
      <style:text-properties fo:font-variant="normal" fo:text-transform="none"/>
    </style:style>
    <style:style style:name="T32" style:family="text">
      <style:text-properties fo:font-variant="normal" fo:text-transform="none" fo:color="#000000" style:font-name="Times New Roman" fo:letter-spacing="normal" fo:font-style="normal"/>
    </style:style>
    <style:style style:name="T33"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4"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5"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6"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7" style:family="text">
      <style:text-properties fo:font-variant="normal" fo:text-transform="none" fo:color="#0000ff" style:font-name="Times New Roman" fo:font-size="10.5pt" fo:letter-spacing="normal" fo:font-style="normal" style:font-name-complex="Courier New1"/>
    </style:style>
    <style:style style:name="T38" style:family="text">
      <style:text-properties fo:color="#000000"/>
    </style:style>
    <style:style style:name="T39" style:family="text">
      <style:text-properties fo:letter-spacing="normal"/>
    </style:style>
    <style:style style:name="T40" style:family="text">
      <style:text-properties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09cm" fo:text-indent="-0.635cm" fo:margin-left="5.6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19cm" fo:text-indent="-0.635cm" fo:margin-left="9.4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689cm" fo:text-indent="-0.635cm" fo:margin-left="10.6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
      <text:p text:style-name="P6"><text:soft-page-break/></text:p>
      <text:p text:style-name="P8">The libcstl Library Design</text:p>
      <text:p text:style-name="P9">for libcstl 2.0</text:p>
      <text:p text:style-name="P9"/>
      <text:p text:style-name="P9">Wangbo</text:p>
      <text:p text:style-name="P9">2010-04-22</text:p>
      <text:p text:style-name="P6"/>
      <text:p text:style-name="P6"/>
      <text:p text:style-name="P6"/>
      <text:p text:style-name="P6"/>
      <text:p text:style-name="P6"/>
      <text:p text:style-name="P6"/>
      <text:p text:style-name="P10">This file documents the libcstl library.</text:p>
      <text:p text:style-name="P10">This is edition 2.0, last updated 2010-04-22, of <text:s/><text:span text:style-name="T3">The libcstl Library User Guide</text:span> for libcstl 2.0.</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23">第一章简介<text:tab/>8</text:p>
          <text:p text:style-name="P22">第一节关于这本指南 <text:tab/>8</text:p>
          <text:p text:style-name="P22">第二节关于libcstl<text:tab/>9</text:p>
          <text:p text:style-name="P22">第三节libcstl的编译和安装<text:tab/>11</text:p>
          <text:p text:style-name="P24">1.编译和安装<text:tab/>11</text:p>
          <text:p text:style-name="P24">2.特殊的编译选项<text:tab/>11</text:p>
          <text:p text:style-name="P23">第二章libcstl库的基本概念<text:tab/>13</text:p>
          <text:p text:style-name="P22">第一节libcstl的组成部分<text:tab/>13</text:p>
          <text:p text:style-name="P22">第二节容器<text:tab/>14</text:p>
          <text:p text:style-name="P24">1.序列容器<text:tab/>16</text:p>
          <text:p text:style-name="P24">2.关联容器<text:tab/>21</text:p>
          <text:p text:style-name="P24">3.容器适配器<text:tab/>22</text:p>
          <text:p text:style-name="P22">第三节迭代器<text:tab/>22</text:p>
          <text:p text:style-name="P24">1.使用关联容器的例子<text:tab/>25</text:p>
          <text:p text:style-name="P24">2.迭代器种类<text:tab/>31</text:p>
          <text:p text:style-name="P22">第四节算法和函数<text:tab/>32</text:p>
          <text:p text:style-name="P24">1.数据区间<text:tab/>34</text:p>
          <text:p text:style-name="P24">2.处理多个数据区间<text:tab/>36</text:p>
          <text:p text:style-name="P24">3.质变算法<text:tab/>38</text:p>
          <text:p text:style-name="P24">4.质变算法和关联容器<text:tab/>42</text:p>
          <text:p text:style-name="P24">5.算法和容器操作函数<text:tab/>44</text:p>
          <text:p text:style-name="P24">6.用户自定义规则<text:tab/>45</text:p>
          <text:p text:style-name="P24">7.自定义规则，函数和谓词<text:tab/>48</text:p>
          <text:p text:style-name="P24">8.libcstl函数<text:tab/>53</text:p>
          <text:p text:style-name="P22">第五节libcstl容器的使用过程<text:tab/>54</text:p>
          <text:p text:style-name="P24">1.libcstl容器的使用过程<text:tab/>54</text:p>
          <text:p text:style-name="P24">2.数据类型的使用<text:tab/>55</text:p>
          <text:p text:style-name="P23">第三章libcstl工具类型<text:tab/>57</text:p>
          <text:p text:style-name="P22">第一节bool_t<text:tab/>57</text:p>
          <text:p text:style-name="P22">第二节pair_t<text:tab/>57</text:p>
          <text:p text:style-name="P24">1.pair_t的使用过程<text:tab/>57</text:p>
          <text:p text:style-name="P24">2.pair_t的主要操作<text:tab/>58</text:p>
          <text:p text:style-name="P24">3.pair_t的应用实例 <text:tab/>58</text:p>
          <text:p text:style-name="P22">第三节range_t<text:tab/>62</text:p>
          <text:p text:style-name="P23">第四章libcstl容器<text:tab/>62</text:p>
          <text:p text:style-name="P22">第一节容器的特点和共同的操作<text:tab/>63</text:p>
          <text:p text:style-name="P24">1.容器的共同特点<text:tab/>63</text:p>
          <text:p text:style-name="P24">2.容器的共同操作<text:tab/>63</text:p>
          <text:p text:style-name="P22">第二节vector_t<text:tab/>64</text:p>
          <text:p text:style-name="P24">1.vector_t的能力<text:tab/>64</text:p>
          <text:p text:style-name="P24">2.vector_t的操作<text:tab/>65</text:p>
          <text:p text:style-name="P24"><text:soft-page-break/>3.将vector_t作为数组使用<text:tab/>67</text:p>
          <text:p text:style-name="P24">4.vector_t的使用实例<text:tab/>68</text:p>
          <text:p text:style-name="P22">第三节deque_t<text:tab/>70</text:p>
          <text:p text:style-name="P24">1.deque_t的能力<text:tab/>70</text:p>
          <text:p text:style-name="P24">2.deque_t的操作<text:tab/>70</text:p>
          <text:p text:style-name="P24">3.deque_t的应用实例<text:tab/>72</text:p>
          <text:p text:style-name="P22">第四节list_t<text:tab/>73</text:p>
          <text:p text:style-name="P24">1.list_t的能力<text:tab/>74</text:p>
          <text:p text:style-name="P24">2.list_t的操作<text:tab/>74</text:p>
          <text:p text:style-name="P24">3.list_t的使用实例<text:tab/>77</text:p>
          <text:p text:style-name="P22">第五节slist_t<text:tab/>79</text:p>
          <text:p text:style-name="P24">1.slist_t的能力<text:tab/>79</text:p>
          <text:p text:style-name="P24">2.slist_t的操作<text:tab/>79</text:p>
          <text:p text:style-name="P24">3.slist_t使用实例<text:tab/>81</text:p>
          <text:p text:style-name="P22">第六节set_t和multiset_t<text:tab/>84</text:p>
          <text:p text:style-name="P24">1.set_t和multiset_t的能力<text:tab/>85</text:p>
          <text:p text:style-name="P24">2.set_t和multiset_t操作<text:tab/>86</text:p>
          <text:p text:style-name="P24">3.set_t和multiset_t的使用实例<text:tab/>89</text:p>
          <text:p text:style-name="P22">第七节map_t和multimap_t<text:tab/>95</text:p>
          <text:p text:style-name="P24">1.map_t和multimap_t的能力<text:tab/>95</text:p>
          <text:p text:style-name="P24">2.map_t和multimap_t的操作<text:tab/>95</text:p>
          <text:p text:style-name="P24">3.将map_t作为关联数组使用<text:tab/>95</text:p>
          <text:p text:style-name="P24">4.map_t和multimap_t的使用实例<text:tab/>95</text:p>
          <text:p text:style-name="P22">第八节hash_set_t，hash_multiset_t，hash_map_t，hash_multimap_t<text:tab/>100</text:p>
          <text:p text:style-name="P24">1.基于哈希结构的关联容器的能力<text:tab/>101</text:p>
          <text:p text:style-name="P24">2.基于哈希结构的关联容器的操作<text:tab/>101</text:p>
          <text:p text:style-name="P24">3.将hash_map_t作为关联数组使用<text:tab/>103</text:p>
          <text:p text:style-name="P24">4.基于哈希结构的关联容器的使用实例<text:tab/>103</text:p>
          <text:p text:style-name="P22">第九节怎样选择容器类型<text:tab/>107</text:p>
          <text:p text:style-name="P23">第五章libcstl迭代器<text:tab/>111</text:p>
          <text:p text:style-name="P22">第一节迭代器的种类<text:tab/>111</text:p>
          <text:p text:style-name="P24">1.input_iterator_t<text:tab/>113</text:p>
          <text:p text:style-name="P24">2.output_iterator_t<text:tab/>113</text:p>
          <text:p text:style-name="P24">3.forward_iterator_t<text:tab/>113</text:p>
          <text:p text:style-name="P24">4.bidirectional_iterator_t<text:tab/>114</text:p>
          <text:p text:style-name="P24">5.random_access_iterator_t<text:tab/>114</text:p>
          <text:p text:style-name="P22">第二节迭代器的辅助操作<text:tab/>117</text:p>
          <text:p text:style-name="P24">1.使用iterator_advance()移动迭代器<text:tab/>117</text:p>
          <text:p text:style-name="P24">2.使用iterator_distance()计算迭代器之间的距离<text:tab/>119</text:p>
          <text:p text:style-name="P23">第六章libcstl算法<text:tab/>121</text:p>
          <text:p text:style-name="P22">第一节算法的概述<text:tab/>121</text:p>
          <text:p text:style-name="P24">1.算法头文件<text:tab/>121</text:p>
          <text:p text:style-name="P24">2.算法的共同特点<text:tab/>121</text:p>
          <text:p text:style-name="P24">3.算法的种类<text:tab/>121</text:p>
          <text:p text:style-name="P22"><text:soft-page-break/>第二节非质变算法<text:tab/>122</text:p>
          <text:p text:style-name="P24">1.algo_for_each算法<text:tab/>122</text:p>
          <text:p text:style-name="P24">2.搜索数据<text:tab/>125</text:p>
          <text:p text:style-name="P24">3.统计数据个数<text:tab/>140</text:p>
          <text:p text:style-name="P24">4.数据区间的比较<text:tab/>141</text:p>
          <text:p text:style-name="P22">第三节质变算法<text:tab/>146</text:p>
          <text:p text:style-name="P24">1.拷贝数据<text:tab/>147</text:p>
          <text:p text:style-name="P24">2.交换数据<text:tab/>155</text:p>
          <text:p text:style-name="P24">3.转换和合并<text:tab/>159</text:p>
          <text:p text:style-name="P24">4.替换数据<text:tab/>163</text:p>
          <text:p text:style-name="P24">5.赋值新数据<text:tab/>167</text:p>
          <text:p text:style-name="P24">6.移除数据<text:tab/>171</text:p>
          <text:p text:style-name="P24">7.数据唯一<text:tab/>175</text:p>
          <text:p text:style-name="P24">8.逆序<text:tab/>181</text:p>
          <text:p text:style-name="P24">9.数据轮换<text:tab/>182</text:p>
          <text:p text:style-name="P24">10.随机算法<text:tab/>185</text:p>
          <text:p text:style-name="P24">11.数据划分<text:tab/>189</text:p>
          <text:p text:style-name="P22">第四节排序算法<text:tab/>191</text:p>
          <text:p text:style-name="P24">1.排序整个数据区间<text:tab/>194</text:p>
          <text:p text:style-name="P24">2.部分排序<text:tab/>198</text:p>
          <text:p text:style-name="P24">3.测试数据区间是否排序<text:tab/>202</text:p>
          <text:p text:style-name="P24">4.根据第n个数据排序<text:tab/>205</text:p>
          <text:p text:style-name="P24">5.二分查找<text:tab/>207</text:p>
          <text:p text:style-name="P24">6.合并<text:tab/>212</text:p>
          <text:p text:style-name="P24">7.集合算法<text:tab/>217</text:p>
          <text:p text:style-name="P24">8.堆算法<text:tab/>222</text:p>
          <text:p text:style-name="P24">9.最大值与最小值<text:tab/>225</text:p>
          <text:p text:style-name="P24">10.按照辞典顺序比较<text:tab/>228</text:p>
          <text:p text:style-name="P24">11.数据排列<text:tab/>231</text:p>
          <text:p text:style-name="P22">第五节算数算法<text:tab/>233</text:p>
          <text:p text:style-name="P24">1.对整个区间计算<text:tab/>234</text:p>
          <text:p text:style-name="P24">2.相对值和绝对值转换<text:tab/>238</text:p>
          <text:p text:style-name="P23">第七章libcstl函数<text:tab/>245</text:p>
          <text:p text:style-name="P22">第一节函数的种类<text:tab/>245</text:p>
          <text:p text:style-name="P24">1.函数的例子<text:tab/>245</text:p>
          <text:p text:style-name="P24">2.一元函数和二元函数<text:tab/>248</text:p>
          <text:p text:style-name="P24">3.谓词<text:tab/>248</text:p>
          <text:p text:style-name="P22">第二节预定义函数<text:tab/>249</text:p>
          <text:p text:style-name="P24">1.算数函数<text:tab/>250</text:p>
          <text:p text:style-name="P24">2.关系函数<text:tab/>250</text:p>
          <text:p text:style-name="P24">3.逻辑函数<text:tab/>251</text:p>
          <text:p text:style-name="P24">4.其他函数<text:tab/>251</text:p>
          <text:p text:style-name="P24">5.预定义函数的例子<text:tab/>251</text:p>
          <text:p text:style-name="P23">第八章libcstl容器适配器<text:tab/>255</text:p>
          <text:p text:style-name="P22"><text:soft-page-break/>第一节堆栈stack_t<text:tab/>255</text:p>
          <text:p text:style-name="P24">1.核心操作<text:tab/>256</text:p>
          <text:p text:style-name="P24">2.stack_t的使用实例<text:tab/>256</text:p>
          <text:p text:style-name="P22">第二节队列queue_t<text:tab/>258</text:p>
          <text:p text:style-name="P24">1.核心操作<text:tab/>259</text:p>
          <text:p text:style-name="P24">2.queue_t的使用实例<text:tab/>259</text:p>
          <text:p text:style-name="P22">第三节优先队列priority_queue_t<text:tab/>260</text:p>
          <text:p text:style-name="P24">1.核心操作<text:tab/>261</text:p>
          <text:p text:style-name="P24">2.priority_queue_t的使用实例<text:tab/>261</text:p>
          <text:p text:style-name="P23">第九章libcstl字符串<text:tab/>263</text:p>
          <text:p text:style-name="P22">第一节目的和作用<text:tab/>263</text:p>
          <text:p text:style-name="P24">1.第一个例子：提取模板文件名<text:tab/>263</text:p>
          <text:p text:style-name="P24">2.第二个例子：提取单词并逆序打印<text:tab/>267</text:p>
          <text:p text:style-name="P22">第二节string_t的操作函数<text:tab/>269</text:p>
          <text:p text:style-name="P24">1.string_t的能力<text:tab/>269</text:p>
          <text:p text:style-name="P24">2.string_t的操作概览<text:tab/>269</text:p>
          <text:p text:style-name="P24">3.初始化和销毁<text:tab/>271</text:p>
          <text:p text:style-name="P24">4.string_t与C字符串<text:tab/>271</text:p>
          <text:p text:style-name="P24">5.大小和容量<text:tab/>272</text:p>
          <text:p text:style-name="P24">6.数据访问<text:tab/>272</text:p>
          <text:p text:style-name="P24">7.关系操作和比较操作<text:tab/>273</text:p>
          <text:p text:style-name="P24">8.赋值<text:tab/>273</text:p>
          <text:p text:style-name="P24">9.数据交换<text:tab/>274</text:p>
          <text:p text:style-name="P24">10.添加和链接<text:tab/>274</text:p>
          <text:p text:style-name="P24">11.插入数据<text:tab/>274</text:p>
          <text:p text:style-name="P24">12.数据删除<text:tab/>275</text:p>
          <text:p text:style-name="P24">13.替换<text:tab/>275</text:p>
          <text:p text:style-name="P24">14.子串<text:tab/>276</text:p>
          <text:p text:style-name="P24">15.输入输出<text:tab/>276</text:p>
          <text:p text:style-name="P24">16.查找<text:tab/>276</text:p>
          <text:p text:style-name="P24">17.迭代器支持<text:tab/>277</text:p>
          <text:p text:style-name="P24">18.NPOS<text:tab/>278</text:p>
          <text:p text:style-name="P22">第三节string_t的使用实例<text:tab/>278</text:p>
          <text:p text:style-name="P23">第十章类型机制<text:tab/>283</text:p>
          <text:p text:style-name="P22">第一节类型注册和复制<text:tab/>283</text:p>
          <text:p text:style-name="P24">1.类型分类和类型机制<text:tab/>285</text:p>
          <text:p text:style-name="P24">2.类型注册函数type_register<text:tab/>285</text:p>
          <text:p text:style-name="P24">3.类型复制函数type_duplicate<text:tab/>286</text:p>
          <text:p text:style-name="P22">第二节类型描述<text:tab/>288</text:p>
          <text:p text:style-name="P23">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513547391" text:style-name="WW8Num13">
        <text:list-item>
          <text:h text:style-name="P26" text:outline-level="1"><text:soft-page-break/>概述</text:h>
          <text:list>
            <text:list-item>
              <text:h text:style-name="P29" text:outline-level="2"><text:span text:style-name="T4">关于</text:span><text:span text:style-name="T8">libcstl</text:span></text:h>
            </text:list-item>
          </text:list>
        </text:list-item>
      </text:list>
      <text:p text:style-name="P14"><text:span text:style-name="T5"><text:tab/>在使用</text:span><text:span text:style-name="T14">C</text:span><text:span text:style-name="T5">语言编程时没有像</text:span><text:span text:style-name="T14">C++</text:span><text:span text:style-name="T5">的中</text:span><text:span text:style-name="T14">STL</text:span><text:span text:style-name="T5">那样常用而且易于使用的数据结构库，因此为了给</text:span><text:span text:style-name="T14">C</text:span><text:span text:style-name="T5">语言编程提供方便，以</text:span><text:span text:style-name="T14">SGI STL</text:span><text:span text:style-name="T5">为蓝本使用</text:span><text:span text:style-name="T14">C</text:span><text:span text:style-name="T5">语言编写一个为</text:span><text:span text:style-name="T14">C</text:span><text:span text:style-name="T5">编程提供方便的数据结构库。</text:span></text:p>
      <text:p text:style-name="P14"><text:span text:style-name="T5"><text:tab/></text:span><text:span text:style-name="T14">STL</text:span><text:span text:style-name="T5">之所以方便是因为它提供的接口使用起来很方便，并且</text:span><text:span text:style-name="T14">STL</text:span><text:span text:style-name="T5">的容器中可以保存任何的数据类型，通过迭代器可以将通用的算法作用于任何容器之上，使用</text:span><text:span text:style-name="T14">C</text:span><text:span text:style-name="T5">语言编写的这个库要将</text:span><text:span text:style-name="T14">STL</text:span><text:span text:style-name="T5">这些便利之处都模仿出来，我们将这个库命名为</text:span><text:span text:style-name="T14">libcstl</text:span><text:span text:style-name="T5">。</text:span></text:p>
      <text:p text:style-name="P14"><text:span text:style-name="T5"><text:tab/></text:span><text:span text:style-name="T14">STL</text:span><text:span text:style-name="T5">是</text:span><text:span text:style-name="T14">C++</text:span><text:span text:style-name="T5">语言的标准库，支持标准</text:span><text:span text:style-name="T14">C++</text:span><text:span text:style-name="T5">的平台都支持</text:span><text:span text:style-name="T14">STL</text:span><text:span text:style-name="T5">(虽然实现不同，但是接口是标准的)，所以</text:span><text:span text:style-name="T14">libcstl</text:span><text:span text:style-name="T5">库也要具有可移植性，支持多平台。</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684948781" text:continue-numbering="true" text:style-name="WW8Num13">
        <text:list-item>
          <text:h text:style-name="P27" text:outline-level="1"><text:soft-page-break/>libcstl库的基本结构</text:h>
          <text:list>
            <text:list-item>
              <text:h text:style-name="P30" text:outline-level="2"><text:span text:style-name="T8">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762809170" text:continue-numbering="true" text:style-name="WW8Num13">
        <text:list-item>
          <text:list>
            <text:list-item>
              <text:h text:style-name="P34"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8">2.2</text:span> 容器的迭代器接口</text:p>
      <text:p text:style-name="P15"/>
      <text:p text:style-name="P15"/>
      <text:list xml:id="list332597926" text:continue-numbering="true" text:style-name="WW8Num13">
        <text:list-item>
          <text:list>
            <text:list-item>
              <text:h text:style-name="P31" text:outline-level="2">内存<text:span text:style-name="T23">管理</text:span></text:h>
            </text:list-item>
          </text:list>
        </text:list-item>
      </text:list>
      <text:p text:style-name="P15"><text:tab/>容器中保存的数据都是保存在内存中的，因为容器中的数据是随时变化的所以容器免不了要经常分配和释放内存，<text:span text:style-name="T8">libcstl</text:span>采用一个内存管理组建来管理内存，减少程序与系统之间频繁的内存交互。每一个容器都有自己的内存管理组建，各个容器之间的内存是互不干扰的：</text:p>
      <text:p text:style-name="P16"><draw:frame draw:style-name="fr1" draw:name="图形34" text:anchor-type="paragraph" svg:width="19.006cm" svg:height="11.788cm" draw:z-index="3"><draw:image xlink:href="Pictures/10000000000002E4000001CB42D6B635.jpg" xlink:type="simple" xlink:show="embed" xlink:actuate="onLoad"/></draw:frame><text:soft-page-break/>图<text:span text:style-name="T8">2.3</text:span> 容器中的内存管理组件</text:p>
      <text:p text:style-name="P15"/>
      <text:list xml:id="list330167955" text:continue-numbering="true" text:style-name="WW8Num13">
        <text:list-item>
          <text:list>
            <text:list-item>
              <text:h text:style-name="P31"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728180771" text:continue-numbering="true" text:style-name="WW8Num13">
        <text:list-item>
          <text:list>
            <text:list-item>
              <text:h text:style-name="P31" text:outline-level="2">类型机制</text:h>
            </text:list-item>
          </text:list>
        </text:list-item>
      </text:list>
      <text:p text:style-name="P15"><text:tab/>容器中要保存任何类型的数据，这其中包括<text:span text:style-name="T8">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143367334" text:continue-numbering="true" text:style-name="WW8Num13">
        <text:list-item>
          <text:h text:style-name="P27" text:outline-level="1"><text:soft-page-break/>libcstl内存管理</text:h>
        </text:list-item>
      </text:list>
      <text:p text:style-name="P17"><text:span text:style-name="T17"><text:tab/></text:span><text:span text:style-name="T16">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1892393948" text:continue-numbering="true" text:style-name="WW8Num13">
        <text:list-item>
          <text:list>
            <text:list-item>
              <text:h text:style-name="P3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4"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228386589" text:continue-numbering="true" text:style-name="WW8Num13">
        <text:list-item>
          <text:list>
            <text:list-item>
              <text:h text:style-name="P3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21">typedef union _tagmemlink </text:p>
            <text:p text:style-name="P21">{ </text:p>
            <text:p text:style-name="P21"><text:s text:c="4"/>union _tagmemlink* _pui_nextmem; <text:s/>/* 指向下一个内存块 */ </text:p>
            <text:p text:style-name="P21"><text:s text:c="4"/>char <text:s text:c="14"/>_a_cmem[1]; <text:s text:c="3"/>/* 内存块描述 */ </text:p>
            <text:p text:style-name="P21">}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21">typedef struct _tagalloc </text:p>
            <text:p text:style-name="P21">{ </text:p>
            <text:p text:style-name="P21"><text:s text:c="4"/>_memlink_t* _apt_memlink[_MEM_LIST_COUNT]; <text:s text:c="2"/>/* 内存块管理列表 */ </text:p>
            <text:p text:style-name="P21"><text:s text:c="4"/>char** <text:s text:c="5"/>_ppc_allocatemempool; <text:s text:c="11"/>/* 内存池管理列表 */ </text:p>
            <text:p text:style-name="P21"><text:s text:c="4"/>char* <text:s text:c="6"/>_pc_mempool; <text:s text:c="20"/>/* 未使用的内存池的开始位置 */ </text:p>
            <text:p text:style-name="P21"><text:s text:c="4"/>size_t <text:s text:c="5"/>_t_mempoolsize; <text:s text:c="17"/>/* 内存池的大小 */ </text:p>
            <text:p text:style-name="P21"><text:s text:c="4"/>size_t <text:s text:c="5"/>_t_mempoolindex; <text:s text:c="16"/>/* 当前正在使用的内存池块的索引 */ </text:p>
            <text:p text:style-name="P21"><text:s text:c="4"/>size_t <text:s text:c="5"/>_t_mempoolcount; <text:s text:c="16"/>/* 内存池块的个数 */ </text:p>
            <text:p text:style-name="P21">}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01122495" text:continue-numbering="true" text:style-name="WW8Num13">
        <text:list-item>
          <text:list>
            <text:list-item>
              <text:h text:style-name="P31" text:outline-level="2">对外<text:span text:style-name="T20">接口</text:span></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21">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21">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21">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21">void deallocate( </text:p>
            <text:p text:style-name="P21"><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003246639" text:continue-numbering="true" text:style-name="WW8Num13">
        <text:list-item>
          <text:h text:style-name="P28" text:outline-level="1"><text:soft-page-break/>libcstl<text:span text:style-name="T19">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1280979062" text:continue-numbering="true" text:style-name="WW8Num13">
        <text:list-item>
          <text:list>
            <text:list-item>
              <text:h text:style-name="P31" text:outline-level="2">类型<text:span text:style-name="T20">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3645840" text:continue-numbering="true" text:style-name="WW8Num13">
        <text:list-item>
          <text:list>
            <text:list-item>
              <text:h text:style-name="P31" text:outline-level="2">类型机制的<text:span text:style-name="T20">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21">typedef struct _tagtype </text:p>
            <text:p text:style-name="P21">{ </text:p>
            <text:p text:style-name="P21"><text:s text:c="4"/>size_t <text:s text:c="11"/>_t_typesize; <text:s text:c="23"/>/* 类型的大小 */ </text:p>
            <text:p text:style-name="P21"><text:soft-page-break/><text:s text:c="4"/>char <text:s text:c="13"/>_sz_typename[_TYPE_NAME_SIZE+1]; <text:s text:c="3"/>/* 类型的名字 */ </text:p>
            <text:p text:style-name="P21"><text:s text:c="4"/>binary_function_t _t_typecopy; <text:s text:c="23"/>/* 类型的拷贝函数 */ </text:p>
            <text:p text:style-name="P21"><text:s text:c="4"/>binary_function_t _t_typeless; <text:s text:c="23"/>/* 类型的比较函数 */ </text:p>
            <text:p text:style-name="P21"><text:s text:c="4"/>unary_function_t <text:s/>_t_typeinit; <text:s text:c="23"/>/* 类型的初始化函数 */ </text:p>
            <text:p text:style-name="P21"><text:s text:c="4"/>unary_function_t <text:s/>_t_typedestroy; <text:s text:c="20"/>/* 类型的销毁函数 */ </text:p>
            <text:p text:style-name="P21">}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21">typedef struct _tagtypenode </text:p>
            <text:p text:style-name="P21">{ </text:p>
            <text:p text:style-name="P21"><text:s text:c="4"/>char <text:s text:c="16"/>_sz_typename[_TYPE_NAME_SIZE+1]; <text:s text:c="2"/>/* 类型的名字 */ </text:p>
            <text:p text:style-name="P21"><text:s text:c="4"/>struct _tagtypenode* _pt_next; <text:s text:c="25"/>/* 下一个位置节点 */ </text:p>
            <text:p text:style-name="P21"><text:s text:c="4"/>_type_t* <text:s text:c="12"/>_pt_type; <text:s text:c="25"/>/* 类型的注册信息 */ </text:p>
            <text:p text:style-name="P21">}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21">typedef struct _tagtyperegister </text:p>
            <text:p text:style-name="P21">{ </text:p>
            <text:p text:style-name="P21"><text:s text:c="4"/>bool_t <text:s text:c="14"/>_t_isinit; <text:s text:c="31"/>/* 初始化标记 */ </text:p>
            <text:p text:style-name="P21"><text:s text:c="4"/>_typenode_t* <text:s text:c="8"/>_apt_bucket[_TYPE_REGISTER_BUCKET_COUNT]; /* 哈希表结构 */ </text:p>
            <text:p text:style-name="P21"><text:s text:c="4"/>alloc_t <text:s text:c="13"/>_t_allocator; </text:p>
            <text:p text:style-name="P21">}_typeregister_t;</text:p>
          </table:table-cell>
        </table:table-row>
      </table:table>
      <text:p text:style-name="P19"><text:tab/>使用_typeinfo_t表示在libcstl内部使用信息：</text:p>
      <table:table table:name="表格16" table:style-name="表格16">
        <table:table-column table:style-name="表格16.A"/>
        <table:table-row>
          <table:table-cell table:style-name="表格16.A1" office:value-type="string">
            <text:p text:style-name="P21">typedef struct _tagtypeinfo </text:p>
            <text:p text:style-name="P21">{ </text:p>
            <text:p text:style-name="P21"><text:s text:c="4"/>char <text:s text:c="8"/>_sz_typename[_TYPE_NAME_SIZE+1]; <text:s/>/* 类型的名字 */</text:p>
            <text:p text:style-name="P21"><text:s text:c="4"/>_type_t* <text:s text:c="4"/>_pt_type; <text:s text:c="24"/>/* 指向类型注册表中的类型信息 */</text:p>
            <text:p text:style-name="P21"><text:s text:c="4"/>_typestyle_t _t_style; </text:p>
            <text:p text:style-name="P21">}_typeinfo_t;</text:p>
          </table:table-cell>
        </table:table-row>
      </table:table>
      <text:p text:style-name="P11"/>
      <text:list xml:id="list1444767016" text:continue-numbering="true" text:style-name="WW8Num13">
        <text:list-item>
          <text:list>
            <text:list-item>
              <text:h text:style-name="P31" text:outline-level="2">对外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21">bool_t type_register( </text:p>
            <text:p text:style-name="P21"><text:s text:c="4"/>typename, </text:p>
            <text:p text:style-name="P21"><text:s text:c="4"/>unary_function_t t_typeinit, </text:p>
            <text:p text:style-name="P21"><text:s text:c="4"/>binary_function_t t_typecopy, </text:p>
            <text:p text:style-name="P21"><text:soft-page-break/><text:s text:c="4"/>binary_function_t t_typeless, </text:p>
            <text:p text:style-name="P21"><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21">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able:table table:name="表格2" table:style-name="表格2">
        <table:table-column table:style-name="表格2.A"/>
        <table:table-row>
          <table:table-cell table:style-name="表格2.A1" office:value-type="string">
            <text:p text:style-name="P21">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soft-page-break/><text:tab/>pt_typeinfo或者s_typename为NULL则函数的行为是未定义的。如果s_typename不是已经注册的类型，pt_typeinfo-&gt;_t_style == <text:span text:style-name="T27">_TYPE_INVALID，pt_typeinfo-&gt;_pt_type == NULL。</text:span></text:p>
      <text:p text:style-name="P11"/>
      <table:table table:name="表格3" table:style-name="表格3">
        <table:table-column table:style-name="表格3.A"/>
        <table:table-row>
          <table:table-cell table:style-name="表格3.A1" office:value-type="string">
            <text:p text:style-name="P21">void _type_get_type_pair(</text:p>
            <text:p text:style-name="P21"><text:s text:c="4"/>_typeinfo_t* pt_typeinfofirst,</text:p>
            <text:p text:style-name="P21"><text:s text:c="4"/>_typeinfo_t* pt_typeinfosecond,</text:p>
            <text:p text:style-name="P21"><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21">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21">void _type_get_varg_value(</text:p>
            <text:p text:style-name="P21"><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text:soft-page-break/>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21">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21">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
      <text:list xml:id="list1945996506" text:continue-numbering="true" text:style-name="WW8Num13">
        <text:list-item>
          <text:list>
            <text:list-item>
              <text:h text:style-name="P33" text:outline-level="2"><text:span text:style-name="T4">类型</text:span><text:span text:style-name="T21">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7"><text:tab/>使用正则表达式的方式描述词法：</text:p>
      <text:p text:style-name="P43">letter <text:s text:c="8"/>: [a~zA~Z]</text:p>
      <text:p text:style-name="P43"><text:soft-page-break/>digit <text:s text:c="9"/>: [0~9]</text:p>
      <text:p text:style-name="P43">identifier <text:s/>: (letter | _)(letter | digit | \*)*</text:p>
      <text:p text:style-name="P43">sign <text:s text:c="9"/>: &lt; | , | &gt; </text:p>
      <text:p text:style-name="P43">space <text:s text:c="7"/>: ' ' | '\t' | '\v' | '\f' | '\r' | '\n'</text:p>
      <text:p text:style-name="P17"><text:tab/><text:span text:style-name="T32">letter是小写字符和大写字符的合计， digit是字符0到9， identifier是以字符和下划线开头后面跟着数字或者下划线或者星号，sign是大于号小于号和逗号， space是空格tab回车换行等。</text:span></text:p>
      <text:p text:style-name="P17"><text:tab/>下面列出的都是描述中使用的保留字，它们与普通的<text:span text:style-name="T32">identifier不同，我们使用蓝色表示：</text:span></text:p>
      <text:p text:style-name="P42"><text:span text:style-name="T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span></text:p>
      <text:p text:style-name="P42"><text:span text:style-name="T30">slist_t <text:s text:c="3"/>deque_t <text:s text:c="4"/>stack_t <text:s text:c="3"/>queue_t <text:s text:c="3"/>priority_queue_t <text:s text:c="3"/>set_t <text:s text:c="3"/>map_t <text:s text:c="3"/>multiset_t <text:s text:c="3"/>multimap_t <text:s text:c="3"/>hash_set_t <text:s text:c="3"/>hash_map_t <text:s text:c="3"/></text:span></text:p>
      <text:p text:style-name="P42"><text:span text:style-name="T30">hash_multiset_t <text:s text:c="3"/>hash_multimap_t <text:s text:c="3"/>pair_t <text:s text:c="3"/>string_t <text:s text:c="3"/>iterator_t <text:s text:c="3"/>vector_iterator_t <text:s text:c="3"/>list_iterator_t <text:s text:c="3"/>slist_iterator_t <text:s text:c="3"/></text:span></text:p>
      <text:p text:style-name="P42"><text:span text:style-name="T30">deque_iterator_t <text:s text:c="3"/>set_iterator_t <text:s text:c="3"/>map_iterator_t <text:s text:c="3"/>multiset_iterator_t <text:s text:c="3"/>multimap_iterator_t <text:s text:c="3"/>hash_set_iterator_t <text:s text:c="3"/></text:span></text:p>
      <text:p text:style-name="P42"><text:span text:style-name="T30">hash_map_iterator_t <text:s text:c="3"/>hash_multiset_iterator_t <text:s text:c="3"/>hash_multimap_iterator_t <text:s text:c="3"/>string_iterator_t <text:s text:c="3"/>input_iterator_t <text:s text:c="3"/></text:span></text:p>
      <text:p text:style-name="P44"><text:span text:style-name="T37">output_iterator_t <text:s text:c="3"/>forward_iterator_t <text:s text:c="3"/>bidirectional_iterator_t <text:s text:c="3"/>random_access_iterator_t</text:span></text:p>
      <text:p text:style-name="P17"><text:span text:style-name="T37"/></text:p>
      <text:p text:style-name="P11">语法描述：</text:p>
      <text:p text:style-name="P36"><text:span text:style-name="T6"><text:tab/>下面使用</text:span><text:span text:style-name="T15">BNF</text:span><text:span text:style-name="T6">描述整个语法，其中粗体的大写字符表示产生式如</text:span><text:span text:style-name="T33">TYPE_DESCRIPT</text:span><text:span text:style-name="T35">，使用小写字符表示终结符如 identifier，使用蓝色的小写字符表示保留字如</text:span><text:span text:style-name="T36">vector_t</text:span><text:span text:style-name="T35">，使用</text:span><text:span text:style-name="T34">=&gt;</text:span><text:span text:style-name="T35">表示推出符号，使用|表示可选产生式，符号就使用本身表示如&lt;。</text:span></text:p>
      <text:p text:style-name="P40"><text:span text:style-name="T12">TYPE_DESCRIPT</text:span><text:span text:style-name="T11"> </text:span><text:span text:style-name="T12">=&gt; C_BUILTIN </text:span><text:span text:style-name="T11">|</text:span><text:span text:style-name="T12"> USER_DEFINE </text:span><text:span text:style-name="T11">| </text:span><text:span text:style-name="T12">CSTL_BUILTIN</text:span></text:p>
      <text:p text:style-name="P40"><text:span text:style-name="T12">C_BUILTIN =&gt;</text:span><text:span text:style-name="T11"> </text:span><text:span text:style-name="T29">char</text:span><text:span text:style-name="T11"> | </text:span><text:span text:style-name="T29">signed</text:span><text:span text:style-name="T11"> </text:span><text:span text:style-name="T29">char</text:span><text:span text:style-name="T11"> | </text:span><text:span text:style-name="T29">unsigned</text:span><text:span text:style-name="T11"> </text:span><text:span text:style-name="T29">char</text:span><text:span text:style-name="T11"> | </text:span><text:span text:style-name="T29">short</text:span><text:span text:style-name="T11"> | </text:span><text:span text:style-name="T29">signed</text:span><text:span text:style-name="T11"> </text:span><text:span text:style-name="T29">short</text:span><text:span text:style-name="T11"> | </text:span><text:span text:style-name="T29">short</text:span><text:span text:style-name="T11"> </text:span><text:span text:style-name="T29">int</text:span><text:span text:style-name="T11"> | </text:span><text:span text:style-name="T29">signed</text:span><text:span text:style-name="T11"> </text:span><text:span text:style-name="T29">short</text:span><text:span text:style-name="T11"> </text:span><text:span text:style-name="T29">int</text:span><text:span text:style-name="T11"> | </text:span><text:span text:style-name="T29">unsigned</text:span><text:span text:style-name="T11"> </text:span><text:span text:style-name="T29">short</text:span><text:span text:style-name="T11"> |</text:span></text:p>
      <text:p text:style-name="P40"><text:span text:style-name="T11"><text:s text:c="14"/></text:span><text:span text:style-name="T29">unsigned</text:span><text:span text:style-name="T11"> </text:span><text:span text:style-name="T29">short</text:span><text:span text:style-name="T11"> </text:span><text:span text:style-name="T29">int</text:span><text:span text:style-name="T11"> | </text:span><text:span text:style-name="T29">int</text:span><text:span text:style-name="T11"> | </text:span><text:span text:style-name="T29">signed</text:span><text:span text:style-name="T11"> | </text:span><text:span text:style-name="T29">signed</text:span><text:span text:style-name="T11"> </text:span><text:span text:style-name="T29">int</text:span><text:span text:style-name="T11"> | </text:span><text:span text:style-name="T29">unsigned</text:span><text:span text:style-name="T11"> | </text:span><text:span text:style-name="T29">unsigned</text:span><text:span text:style-name="T11"> </text:span><text:span text:style-name="T29">int</text:span><text:span text:style-name="T11"> | </text:span><text:span text:style-name="T29">long</text:span><text:span text:style-name="T11"> | </text:span><text:span text:style-name="T29">signed</text:span><text:span text:style-name="T11"> </text:span><text:span text:style-name="T29">long</text:span><text:span text:style-name="T11"> | </text:span><text:span text:style-name="T29">long</text:span><text:span text:style-name="T11"> </text:span><text:span text:style-name="T29">int</text:span><text:span text:style-name="T11"> |</text:span></text:p>
      <text:p text:style-name="P40"><text:span text:style-name="T11"><text:s text:c="14"/></text:span><text:span text:style-name="T29">signed</text:span><text:span text:style-name="T11"> </text:span><text:span text:style-name="T29">long</text:span><text:span text:style-name="T11"> </text:span><text:span text:style-name="T29">int</text:span><text:span text:style-name="T11"> | </text:span><text:span text:style-name="T29">unsigned</text:span><text:span text:style-name="T11"> </text:span><text:span text:style-name="T29">long</text:span><text:span text:style-name="T11"> | </text:span><text:span text:style-name="T29">unsigned</text:span><text:span text:style-name="T11"> </text:span><text:span text:style-name="T29">long</text:span><text:span text:style-name="T11"> </text:span><text:span text:style-name="T29">int</text:span><text:span text:style-name="T11"> | </text:span><text:span text:style-name="T29">float</text:span><text:span text:style-name="T11"> | </text:span><text:span text:style-name="T29">double</text:span><text:span text:style-name="T11"> | </text:span><text:span text:style-name="T29">long</text:span><text:span text:style-name="T11"> </text:span><text:span text:style-name="T29">double</text:span><text:span text:style-name="T11"> | </text:span><text:span text:style-name="T29">char*</text:span><text:span text:style-name="T11"> | </text:span><text:span text:style-name="T29">bool_t</text:span></text:p>
      <text:p text:style-name="P40"><text:span text:style-name="T12">USER_DEFINE =&gt; USER_DEFINE_TYPE</text:span><text:span text:style-name="T11"> </text:span><text:span text:style-name="T22">identifier</text:span><text:span text:style-name="T11"> | identifier</text:span></text:p>
      <text:p text:style-name="P40"><text:span text:style-name="T12">USER_DEFINE_TYPE =&gt;</text:span><text:span text:style-name="T11"> </text:span><text:span text:style-name="T29">struct</text:span><text:span text:style-name="T11"> | </text:span><text:span text:style-name="T29">enum</text:span><text:span text:style-name="T11"> | </text:span><text:span text:style-name="T29">union</text:span></text:p>
      <text:p text:style-name="P40"><text:span text:style-name="T12">CSTL_BUILTIN =&gt; SEQUENCE</text:span><text:span text:style-name="T11"> | </text:span><text:span text:style-name="T12">RELATION</text:span><text:span text:style-name="T11"> | </text:span><text:span text:style-name="T29">string_t</text:span><text:span text:style-name="T11"> | </text:span><text:span text:style-name="T12">ITERATOR</text:span></text:p>
      <text:p text:style-name="P40"><text:span text:style-name="T12">ITERATOR</text:span><text:span text:style-name="T11"> </text:span><text:span text:style-name="T12">=&gt;</text:span><text:span text:style-name="T11"> </text:span><text:span text:style-name="T29">iterator_t</text:span><text:span text:style-name="T11"> | </text:span><text:span text:style-name="T29">vector_iterator_t</text:span><text:span text:style-name="T11"> | </text:span><text:span text:style-name="T29">list_iterator_t</text:span><text:span text:style-name="T11"> | </text:span><text:span text:style-name="T29">slist_iterator_t</text:span><text:span text:style-name="T11"> | </text:span><text:span text:style-name="T29">deque_iterator_t</text:span><text:span text:style-name="T11"> | </text:span><text:span text:style-name="T29">set_iterator_t</text:span><text:span text:style-name="T11"> | </text:span><text:span text:style-name="T29">map_iterator_t</text:span><text:span text:style-name="T11"> | </text:span></text:p>
      <text:p text:style-name="P40"><text:span text:style-name="T11"><text:s text:c="14"/></text:span><text:span text:style-name="T29">multiset_iterator_t</text:span><text:span text:style-name="T11"> | </text:span><text:span text:style-name="T29">multimap_iterator_t</text:span><text:span text:style-name="T11"> | </text:span><text:span text:style-name="T29">hash_set_iterator_t</text:span><text:span text:style-name="T11"> | </text:span><text:span text:style-name="T29">hash_map_iterator_t</text:span><text:span text:style-name="T11"> | </text:span><text:span text:style-name="T29">hash_multiset_iterator_t</text:span><text:span text:style-name="T11"> | </text:span></text:p>
      <text:p text:style-name="P40"><text:span text:style-name="T11"><text:s text:c="14"/></text:span><text:span text:style-name="T29">hash_multimap_iterator_t</text:span><text:span text:style-name="T11"> | </text:span><text:span text:style-name="T29">string_iterator_t</text:span><text:span text:style-name="T11"> | </text:span><text:span text:style-name="T29">input_iterator_t</text:span><text:span text:style-name="T11"> | </text:span><text:span text:style-name="T29">output_iterator_t</text:span><text:span text:style-name="T11"> | </text:span><text:span text:style-name="T29">forward_iterator_t</text:span><text:span text:style-name="T11"> | </text:span></text:p>
      <text:p text:style-name="P40"><text:span text:style-name="T11"><text:s text:c="14"/></text:span><text:span text:style-name="T29">bidirectional_iterator_t</text:span><text:span text:style-name="T11"> | </text:span><text:span text:style-name="T29">random_access_iterator_t</text:span></text:p>
      <text:p text:style-name="P40"><text:span text:style-name="T12">SEQUENCE =&gt; SEQUENCE_NAME</text:span><text:span text:style-name="T11"> &lt; </text:span><text:span text:style-name="T12">TYPE_DESCRIPT</text:span><text:span text:style-name="T11"> &gt;</text:span></text:p>
      <text:p text:style-name="P40"><text:span text:style-name="T12">SEQUENCE_NAME =&gt; </text:span><text:span text:style-name="T29">vector_t</text:span><text:span text:style-name="T11"> | </text:span><text:span text:style-name="T29">list_t</text:span><text:span text:style-name="T11"> | </text:span><text:span text:style-name="T29">slist_t</text:span><text:span text:style-name="T11"> | </text:span><text:span text:style-name="T29">deque_t</text:span><text:span text:style-name="T11"> | </text:span><text:span text:style-name="T29">queue_t</text:span><text:span text:style-name="T11"> | </text:span><text:span text:style-name="T29">stack_t</text:span><text:span text:style-name="T11"> | </text:span><text:span text:style-name="T29">priority_queue_t</text:span><text:span text:style-name="T11"> | </text:span><text:span text:style-name="T29">set_t</text:span><text:span text:style-name="T11"> | </text:span><text:span text:style-name="T29">multiset_t</text:span><text:span text:style-name="T11"> | </text:span><text:span text:style-name="T29">hash_set_t</text:span><text:span text:style-name="T11"> |</text:span></text:p>
      <text:p text:style-name="P41"><text:span text:style-name="T9"><text:s text:c="21"/></text:span><text:span text:style-name="T28">hash_multiset_t</text:span></text:p>
      <text:p text:style-name="P41"><text:span text:style-name="T13">RELATION =&gt; RELATION_NAME</text:span><text:span text:style-name="T9"> &lt; </text:span><text:span text:style-name="T13">TYPE_DESCRIPT</text:span><text:span text:style-name="T9"> , </text:span><text:span text:style-name="T13">TYPE_DESCRIPT</text:span><text:span text:style-name="T9"> &gt;</text:span></text:p>
      <text:p text:style-name="P41"><text:span text:style-name="T13">RELATION_NAME =&gt;</text:span><text:span text:style-name="T9"> </text:span><text:span text:style-name="T28">map_t</text:span><text:span text:style-name="T9"> | </text:span><text:span text:style-name="T28">multimap_t</text:span><text:span text:style-name="T9"> | </text:span><text:span text:style-name="T28">hash_map_t</text:span><text:span text:style-name="T9"> | </text:span><text:span text:style-name="T28">hash_multimap_t</text:span><text:span text:style-name="T9"> | </text:span><text:span text:style-name="T28">pair_t</text:span></text:p>
      <text:p text:style-name="P41"><text:span text:style-name="T28"/></text:p>
      <text:p text:style-name="P45"><text:span text:style-name="T9"><text:tab/>首先要对此法进行处理，将此法转换成有限的状态机：</text:span></text:p>
      <text:p text:style-name="P46"><draw:frame draw:style-name="fr3" draw:name="图形11" text:anchor-type="paragraph" svg:width="19.006cm" svg:height="7.634cm" draw:z-index="14"><draw:image xlink:href="Pictures/100000000000031A0000013F91951C55.jpg" xlink:type="simple" xlink:show="embed" xlink:actuate="onLoad"/></draw:frame><text:soft-page-break/><text:span text:style-name="T9">图 4.1 类型词法状态机</text:span></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soft-page-break/>========================================================================<text:line-break/>C_BUILTIN -&gt; SIMPLE_BUILTIN | SIGNED_BUILTIN | UNSIGNED_BUILTIN</text:p>
      <text:p text:style-name="P11">SIMPLE_BUILTIN -&gt; char | short | short int | int | long | long int |</text:p>
      <text:p text:style-name="P11"><text:tab/><text:tab/><text:tab/><text:tab/>float | double | long double | char*</text:p>
      <text:p text:style-name="Standard"><text:span text:style-name="T10">SIGNED_BUILTIN -&gt; signed char |</text:span></text:p>
      <text:p text:style-name="Standard"><text:span text:style-name="T10"><text:tab/><text:tab/><text:tab/><text:tab/>signed short | signed short int |</text:span></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text:soft-page-break/>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soft-page-break/><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text:soft-page-break/>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text:soft-page-break/>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p text:style-name="P11"/>
      <text:p text:style-name="P11"/>
      <text:p text:style-name="P11"/>
      <text:p text:style-name="P11"/>
      <text:p text:style-name="P1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13T21:44:43</dc:date>
    <meta:editing-cycles>1256</meta:editing-cycles>
    <meta:editing-duration>PT213H45M32S</meta:editing-duration>
    <meta:generator>OpenOffice.org/3.2$Unix OpenOffice.org_project/320m12$Build-9483</meta:generator>
    <dc:creator>Wangbo </dc:creator>
    <meta:document-statistic meta:table-count="20" meta:image-count="15" meta:object-count="0" meta:page-count="36" meta:paragraph-count="686" meta:word-count="6000" meta:character-count="27863"/>
  </office:meta>
</office:document-meta>
</file>